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7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81" table:default-cell-style-name="ce1"/>
        <table:table-row table:style-name="ro1">
          <table:table-cell table:style-name="ce3" office:value-type="string" calcext:value-type="string" table:number-columns-spanned="6" table:number-rows-spanned="1">
            <text:p>A pieza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1">
          <table:table-cell table:style-name="Default" office:value-type="string" calcext:value-type="string">
            <text:p>BSSID</text:p>
          </table:table-cell>
          <table:table-cell table:style-name="Default" office:value-type="string" calcext:value-type="string">
            <text:p><text:s/>First time seen</text:p>
          </table:table-cell>
          <table:table-cell table:style-name="Default" office:value-type="string" calcext:value-type="string">
            <text:p><text:s/>Last time seen</text:p>
          </table:table-cell>
          <table:table-cell table:style-name="Default" office:value-type="string" calcext:value-type="string">
            <text:p><text:s/>channel</text:p>
          </table:table-cell>
          <table:table-cell table:style-name="Default" office:value-type="string" calcext:value-type="string">
            <text:p><text:s/>Speed</text:p>
          </table:table-cell>
          <table:table-cell table:style-name="Default" office:value-type="string" calcext:value-type="string">
            <text:p><text:s/>Privacy</text:p>
          </table:table-cell>
          <table:table-cell table:style-name="Default" office:value-type="string" calcext:value-type="string">
            <text:p><text:s/>Cipher</text:p>
          </table:table-cell>
          <table:table-cell table:style-name="Default" office:value-type="string" calcext:value-type="string">
            <text:p><text:s/>Authentication</text:p>
          </table:table-cell>
          <table:table-cell table:style-name="Default" office:value-type="string" calcext:value-type="string">
            <text:p><text:s/>Power</text:p>
          </table:table-cell>
          <table:table-cell table:style-name="Default" office:value-type="string" calcext:value-type="string">
            <text:p><text:s/># beacons</text:p>
          </table:table-cell>
          <table:table-cell table:style-name="Default" office:value-type="string" calcext:value-type="string">
            <text:p><text:s/># IV</text:p>
          </table:table-cell>
          <table:table-cell table:style-name="Default" office:value-type="string" calcext:value-type="string">
            <text:p><text:s/>LAN IP</text:p>
          </table:table-cell>
          <table:table-cell table:style-name="Default" office:value-type="string" calcext:value-type="string">
            <text:p><text:s/>ID-length</text:p>
          </table:table-cell>
          <table:table-cell table:style-name="Default" office:value-type="string" calcext:value-type="string">
            <text:p><text:s/>ESSID</text:p>
          </table:table-cell>
          <table:table-cell table:style-name="Default" office:value-type="string" calcext:value-type="string">
            <text:p><text:s/>Key</text:p>
          </table:table-cell>
          <table:table-cell table:style-name="Default" table:number-columns-repeated="16369"/>
        </table:table-row>
        <table:table-row table:style-name="ro1">
          <table:table-cell office:value-type="string" calcext:value-type="string">
            <text:p>24:2F:D0:D5:C4:F4</text:p>
          </table:table-cell>
          <table:table-cell office:value-type="date" office:date-value="2025-09-01T23:41:41" calcext:value-type="date">
            <text:p>2025-09-01 23:41:41</text:p>
          </table:table-cell>
          <table:table-cell office:value-type="date" office:date-value="2025-09-01T23:44:27" calcext:value-type="date">
            <text:p>2025-09-01 23:44:27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76" calcext:value-type="float">
            <text:p>-76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RRIS-E6A5_2.4GEXT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:0D:10:2F:5D:A9</text:p>
          </table:table-cell>
          <table:table-cell office:value-type="date" office:date-value="2025-09-01T23:41:41" calcext:value-type="date">
            <text:p>2025-09-01 23:41:41</text:p>
          </table:table-cell>
          <table:table-cell office:value-type="date" office:date-value="2025-09-01T23:44:26" calcext:value-type="date">
            <text:p>2025-09-01 23:44:2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9" calcext:value-type="float">
            <text:p>-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epto1406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0:05:C2:A2:37:99</text:p>
          </table:table-cell>
          <table:table-cell office:value-type="date" office:date-value="2025-09-01T23:41:41" calcext:value-type="date">
            <text:p>2025-09-01 23:41:41</text:p>
          </table:table-cell>
          <table:table-cell office:value-type="date" office:date-value="2025-09-01T23:44:27" calcext:value-type="date">
            <text:p>2025-09-01 23:44:2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54" calcext:value-type="float">
            <text:p>-54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TR-9632532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:A6:33:53:E1:06</text:p>
          </table:table-cell>
          <table:table-cell office:value-type="date" office:date-value="2025-09-01T23:41:41" calcext:value-type="date">
            <text:p>2025-09-01 23:41:41</text:p>
          </table:table-cell>
          <table:table-cell office:value-type="date" office:date-value="2025-09-01T23:44:26" calcext:value-type="date">
            <text:p>2025-09-01 23:44:2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48" calcext:value-type="float">
            <text:p>-48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RIS-E6A5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C:A0:42:E6:20:08</text:p>
          </table:table-cell>
          <table:table-cell office:value-type="date" office:date-value="2025-09-01T23:41:41" calcext:value-type="date">
            <text:p>2025-09-01 23:41:41</text:p>
          </table:table-cell>
          <table:table-cell office:value-type="date" office:date-value="2025-09-01T23:44:11" calcext:value-type="date">
            <text:p>2025-09-01 23:44:1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81" calcext:value-type="float">
            <text:p>-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ficina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ce3" office:value-type="string" calcext:value-type="string" table:number-columns-spanned="6" table:number-rows-spanned="1">
            <text:p>B cocina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1">
          <table:table-cell office:value-type="string" calcext:value-type="string">
            <text:p>C0:05:C2:A2:37:99</text:p>
          </table:table-cell>
          <table:table-cell office:value-type="date" office:date-value="2025-09-02T00:13:20" calcext:value-type="date">
            <text:p>2025-09-02 00:13:20</text:p>
          </table:table-cell>
          <table:table-cell office:value-type="date" office:date-value="2025-09-02T00:15:36" calcext:value-type="date">
            <text:p>2025-09-02 00:15:3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1" calcext:value-type="float">
            <text:p>-7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TR-9632532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C:A0:42:E6:20:08</text:p>
          </table:table-cell>
          <table:table-cell office:value-type="date" office:date-value="2025-09-02T00:13:23" calcext:value-type="date">
            <text:p>2025-09-02 00:13:23</text:p>
          </table:table-cell>
          <table:table-cell office:value-type="date" office:date-value="2025-09-02T00:15:37" calcext:value-type="date">
            <text:p>2025-09-02 00:15:3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2" calcext:value-type="float">
            <text:p>-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ficina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:A6:33:53:E1:06</text:p>
          </table:table-cell>
          <table:table-cell office:value-type="date" office:date-value="2025-09-02T00:13:27" calcext:value-type="date">
            <text:p>2025-09-02 00:13:27</text:p>
          </table:table-cell>
          <table:table-cell office:value-type="date" office:date-value="2025-09-02T00:15:36" calcext:value-type="date">
            <text:p>2025-09-02 00:15:3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75" calcext:value-type="float">
            <text:p>-7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RIS-E6A5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:2F:D0:D5:C4:F4</text:p>
          </table:table-cell>
          <table:table-cell office:value-type="date" office:date-value="2025-09-02T00:13:57" calcext:value-type="date">
            <text:p>2025-09-02 00:13:57</text:p>
          </table:table-cell>
          <table:table-cell office:value-type="date" office:date-value="2025-09-02T00:15:29" calcext:value-type="date">
            <text:p>2025-09-02 00:15:29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81" calcext:value-type="float">
            <text:p>-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RRIS-E6A5_2.4GEXT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ce3" office:value-type="string" calcext:value-type="string" table:number-columns-spanned="6" table:number-rows-spanned="1">
            <text:p>C papas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1">
          <table:table-cell office:value-type="string" calcext:value-type="string">
            <text:p>C0:05:C2:A2:37:99</text:p>
          </table:table-cell>
          <table:table-cell office:value-type="date" office:date-value="2025-09-02T00:02:31" calcext:value-type="date">
            <text:p>2025-09-02 00:02:31</text:p>
          </table:table-cell>
          <table:table-cell office:value-type="date" office:date-value="2025-09-02T00:04:41" calcext:value-type="date">
            <text:p>2025-09-02 00:04:4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3" calcext:value-type="float">
            <text:p>-7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TR-9632532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C:A0:42:E6:20:08</text:p>
          </table:table-cell>
          <table:table-cell office:value-type="date" office:date-value="2025-09-02T00:02:31" calcext:value-type="date">
            <text:p>2025-09-02 00:02:31</text:p>
          </table:table-cell>
          <table:table-cell office:value-type="date" office:date-value="2025-09-02T00:04:41" calcext:value-type="date">
            <text:p>2025-09-02 00:04:4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0" calcext:value-type="float">
            <text:p>-7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ficina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:2F:D0:D5:C4:F4</text:p>
          </table:table-cell>
          <table:table-cell office:value-type="date" office:date-value="2025-09-02T00:02:31" calcext:value-type="date">
            <text:p>2025-09-02 00:02:31</text:p>
          </table:table-cell>
          <table:table-cell office:value-type="date" office:date-value="2025-09-02T00:04:41" calcext:value-type="date">
            <text:p>2025-09-02 00:04:41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60" calcext:value-type="float">
            <text:p>-60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RRIS-E6A5_2.4GEXT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:A6:33:53:E1:06</text:p>
          </table:table-cell>
          <table:table-cell office:value-type="date" office:date-value="2025-09-02T00:02:31" calcext:value-type="date">
            <text:p>2025-09-02 00:02:31</text:p>
          </table:table-cell>
          <table:table-cell office:value-type="date" office:date-value="2025-09-02T00:04:40" calcext:value-type="date">
            <text:p>2025-09-02 00:04:4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RIS-E6A5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ce3" office:value-type="string" calcext:value-type="string" table:number-columns-spanned="6" table:number-rows-spanned="1">
            <text:p>D leaving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1">
          <table:table-cell office:value-type="string" calcext:value-type="string">
            <text:p>40:0D:10:2F:5D:A9</text:p>
          </table:table-cell>
          <table:table-cell office:value-type="date" office:date-value="2025-09-02T00:22:20" calcext:value-type="date">
            <text:p>2025-09-02 00:22:20</text:p>
          </table:table-cell>
          <table:table-cell office:value-type="date" office:date-value="2025-09-02T00:24:40" calcext:value-type="date">
            <text:p>2025-09-02 00:24:4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3" calcext:value-type="float">
            <text:p>-7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epto1406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0:05:C2:A2:37:99</text:p>
          </table:table-cell>
          <table:table-cell office:value-type="date" office:date-value="2025-09-02T00:22:20" calcext:value-type="date">
            <text:p>2025-09-02 00:22:20</text:p>
          </table:table-cell>
          <table:table-cell office:value-type="date" office:date-value="2025-09-02T00:24:41" calcext:value-type="date">
            <text:p>2025-09-02 00:24:4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69" calcext:value-type="float">
            <text:p>-69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TR-9632532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:A6:33:53:E1:06</text:p>
          </table:table-cell>
          <table:table-cell office:value-type="date" office:date-value="2025-09-02T00:22:21" calcext:value-type="date">
            <text:p>2025-09-02 00:22:21</text:p>
          </table:table-cell>
          <table:table-cell office:value-type="date" office:date-value="2025-09-02T00:24:40" calcext:value-type="date">
            <text:p>2025-09-02 00:24:4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66" calcext:value-type="float">
            <text:p>-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RIS-E6A5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C:A0:42:E6:20:08</text:p>
          </table:table-cell>
          <table:table-cell office:value-type="date" office:date-value="2025-09-02T00:22:21" calcext:value-type="date">
            <text:p>2025-09-02 00:22:21</text:p>
          </table:table-cell>
          <table:table-cell office:value-type="date" office:date-value="2025-09-02T00:24:41" calcext:value-type="date">
            <text:p>2025-09-02 00:24:4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3" calcext:value-type="float">
            <text:p>-7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ficina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:2F:D0:D5:C4:F4</text:p>
          </table:table-cell>
          <table:table-cell office:value-type="date" office:date-value="2025-09-02T00:22:29" calcext:value-type="date">
            <text:p>2025-09-02 00:22:29</text:p>
          </table:table-cell>
          <table:table-cell office:value-type="date" office:date-value="2025-09-02T00:24:41" calcext:value-type="date">
            <text:p>2025-09-02 00:24:41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81" calcext:value-type="float">
            <text:p>-8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RRIS-E6A5_2.4GEXT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ce3" office:value-type="string" calcext:value-type="string" table:number-columns-spanned="6" table:number-rows-spanned="1">
            <text:p>E taller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1">
          <table:table-cell office:value-type="string" calcext:value-type="string">
            <text:p>C0:05:C2:A2:37:99</text:p>
          </table:table-cell>
          <table:table-cell office:value-type="date" office:date-value="2025-09-02T00:32:57" calcext:value-type="date">
            <text:p>2025-09-02 00:32:57</text:p>
          </table:table-cell>
          <table:table-cell office:value-type="date" office:date-value="2025-09-02T00:35:10" calcext:value-type="date">
            <text:p>2025-09-02 00:35:1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48" calcext:value-type="float">
            <text:p>-48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VTR-9632532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:A6:33:53:E1:06</text:p>
          </table:table-cell>
          <table:table-cell office:value-type="date" office:date-value="2025-09-02T00:32:58" calcext:value-type="date">
            <text:p>2025-09-02 00:32:58</text:p>
          </table:table-cell>
          <table:table-cell office:value-type="date" office:date-value="2025-09-02T00:35:10" calcext:value-type="date">
            <text:p>2025-09-02 00:35:1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67" calcext:value-type="float">
            <text:p>-6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RIS-E6A5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C:A0:42:E6:20:08</text:p>
          </table:table-cell>
          <table:table-cell office:value-type="date" office:date-value="2025-09-02T00:32:58" calcext:value-type="date">
            <text:p>2025-09-02 00:32:58</text:p>
          </table:table-cell>
          <table:table-cell office:value-type="date" office:date-value="2025-09-02T00:35:10" calcext:value-type="date">
            <text:p>2025-09-02 00:35: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64" calcext:value-type="float">
            <text:p>-6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oficina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24:2F:D0:D5:C4:F4</text:p>
          </table:table-cell>
          <table:table-cell office:value-type="date" office:date-value="2025-09-02T00:32:59" calcext:value-type="date">
            <text:p>2025-09-02 00:32:59</text:p>
          </table:table-cell>
          <table:table-cell office:value-type="date" office:date-value="2025-09-02T00:35:08" calcext:value-type="date">
            <text:p>2025-09-02 00:35:08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<text:s/>PSK</text:p>
          </table:table-cell>
          <table:table-cell office:value-type="float" office:value="-69" calcext:value-type="float">
            <text:p>-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RRIS-E6A5_2.4GEXT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40:0D:10:2F:5D:A9</text:p>
          </table:table-cell>
          <table:table-cell office:value-type="date" office:date-value="2025-09-02T00:33:19" calcext:value-type="date">
            <text:p>2025-09-02 00:33:19</text:p>
          </table:table-cell>
          <table:table-cell office:value-type="date" office:date-value="2025-09-02T00:35:10" calcext:value-type="date">
            <text:p>2025-09-02 00:35:1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PSK</text:p>
          </table:table-cell>
          <table:table-cell office:value-type="float" office:value="-78" calcext:value-type="float">
            <text:p>-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0. <text:s/>0. <text:s/>0. <text:s/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epto1406</text:p>
          </table:table-cell>
          <table:table-cell office:value-type="string" calcext:value-type="string">
            <text:p><text:s/></text:p>
          </table:table-cell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-00-0000</text:date>, <text:time style:data-style-name="N2" text:time-value="11:28:16.5836231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1:18:19.328700951</meta:creation-date>
    <dc:date>2025-09-02T11:32:35.811238928</dc:date>
    <meta:editing-duration>PT13M21S</meta:editing-duration>
    <meta:editing-cycles>3</meta:editing-cycles>
    <meta:generator>LibreOffice/24.2.6.2$Linux_X86_64 LibreOffice_project/420$Build-2</meta:generator>
    <meta:document-statistic meta:table-count="1" meta:cell-count="365" meta:object-count="0"/>
  </office:meta>
</office:document-meta>
</file>